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 fo:background-color="#FFC000"/>
    </style:style>
    <style:style style:name="ce8" style:family="table-cell" style:parent-style-name="Default" style:data-style-name="N30">
      <style:table-cell-properties fo:border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fo:background-color="#0070C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0070C0"/>
    </style:style>
    <style:style style:name="ce16" style:family="table-cell" style:parent-style-name="Default" style:data-style-name="N30">
      <style:table-cell-properties fo:border="thin solid #000000" fo:background-color="#00B0F0"/>
    </style:style>
    <style:style style:name="ce1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fo:background-color="#C00000"/>
    </style:style>
    <style:style style:name="ce2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C00000"/>
    </style:style>
    <style:style style:name="ce31" style:family="table-cell" style:parent-style-name="Default" style:data-style-name="N30">
      <style:table-cell-properties fo:border="thin solid #000000" fo:background-color="#00B050"/>
    </style:style>
    <style:style style:name="ce32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fo:background-color="#375623"/>
    </style:style>
    <style:style style:name="ce36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7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375623"/>
    </style:style>
    <style:style style:name="ce39" style:family="table-cell" style:parent-style-name="Default" style:data-style-name="N0">
      <style:table-cell-properties fo:border="thin solid #000000" fo:background-color="#00B050"/>
    </style:style>
    <style:style style:name="ce40" style:family="table-cell" style:parent-style-name="Default" style:data-style-name="N0">
      <style:table-cell-properties fo:background-color="#00B050"/>
    </style:style>
    <style:style style:name="ce41" style:family="table-cell" style:parent-style-name="Default" style:data-style-name="N0">
      <style:table-cell-properties fo:background-color="#375623"/>
    </style:style>
    <style:style style:name="ce42" style:family="table-cell" style:parent-style-name="Default" style:data-style-name="N30">
      <style:table-cell-properties fo:border="thin solid #000000" fo:background-color="#0DA39C"/>
    </style:style>
    <style:style style:name="ce43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</style:style>
    <style:style style:name="ce44" style:family="table-cell" style:parent-style-name="Default" style:data-style-name="N30">
      <style:table-cell-properties fo:border="thin solid #000000" style:vertical-align="automatic" fo:background-color="#0DA39C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0DA39C"/>
    </style:style>
    <style:style style:name="ce46" style:family="table-cell" style:parent-style-name="Default" style:data-style-name="N0">
      <style:table-cell-properties fo:border="thin solid #000000" fo:background-color="#0DA39C"/>
    </style:style>
    <style:style style:name="ce47" style:family="table-cell" style:parent-style-name="Default" style:data-style-name="N30">
      <style:table-cell-properties fo:border="thin solid #000000" fo:background-color="#3A9F11"/>
    </style:style>
    <style:style style:name="ce48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</style:style>
    <style:style style:name="ce49" style:family="table-cell" style:parent-style-name="Default" style:data-style-name="N30">
      <style:table-cell-properties fo:border="thin solid #000000" style:vertical-align="automatic" fo:background-color="#3A9F11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fo:background-color="#3A9F11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8"/>
    </style:style>
    <style:style style:name="ce5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8"/>
    </style:style>
    <style:style style:name="ce56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8"/>
    </style:style>
    <style:style style:name="ce5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8"/>
    </style:style>
    <style:style style:name="ce58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8"/>
    </style:style>
    <style:style style:name="ce5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8"/>
    </style:style>
    <style:style style:name="ce60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8"/>
    </style:style>
    <style:style style:name="ce6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8"/>
    </style:style>
    <style:style style:name="ce62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8"/>
    </style:style>
    <style:style style:name="ce63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  <style:map style:condition="of:cell-content()=&quot;Y&quot;" style:apply-style-name="cf8"/>
    </style:style>
    <style:style style:name="ce64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  <style:map style:condition="of:cell-content()=&quot;Y&quot;" style:apply-style-name="cf8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1"/>
        <table:table-column table:style-name="co4" table:number-columns-repeated="2" table:default-cell-style-name="ce51"/>
        <table:table-column table:style-name="co5" table:default-cell-style-name="ce52"/>
        <table:table-column table:style-name="co6" table:number-columns-repeated="4" table:default-cell-style-name="ce51"/>
        <table:table-column table:style-name="co7" table:number-columns-repeated="1014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54">
            <text:p>default_A-B</text:p>
          </table:table-cell>
          <table:table-cell office:value-type="string" table:style-name="ce54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0,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21,22</text:p>
          </table:table-cell>
          <table:table-cell table:number-columns-repeated="4" table:style-name="ce5"/>
          <table:table-cell table:number-columns-repeated="16374"/>
        </table:table-row>
        <table:table-row table:style-name="ro2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">
            <text:p>11,2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2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4">
            <text:p>12,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KZ-Szb-1", "SBL+Sem(ST)", 4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4">
            <text:p>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float" office:value="47.53" table:style-name="ce10">
            <text:p>47,53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7,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float" office:value="48.52" table:style-name="ce10">
            <text:p>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1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2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0">
            <text:p>41,42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0">
            <text:p>41, 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11,17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18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5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7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18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5,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13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1,9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7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7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9,54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5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5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5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2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1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5,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6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6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6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6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8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8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38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8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4">
            <text:p>38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,49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3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2">
            <text:p>"KO", "ST", 120, "(5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4">
            <text:p>45,46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9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2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2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9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9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9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7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7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7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7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5, "(N/A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5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5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5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3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5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3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3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3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66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66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2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2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2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4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4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4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83,89,91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18">
            <text:p>83,89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6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6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6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8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8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8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0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0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6">
            <text:p>"KO", "ST", 10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float" office:value="7.6" table:style-name="ce2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CB", "ST", 1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float" office:value="16.2" table:style-name="ce23">
            <text:p>16,2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5">
            <text:p>"CB", "ST", 1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float" office:value="16.190000000000001" table:style-name="ce23">
            <text:p>16,1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5">
            <text:p>"CB", "ST", 2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7,2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5">
            <text:p>"CB", "ST", 2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7,1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6">
            <text:p>"CB", "ST", 3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2,14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B", "ST", 3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2,15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5">
            <text:p>"CB", "ST", 3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2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5">
            <text:p>"CB", "ST", 3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2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6">
            <text:p>"CB", "ST", 4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11,15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B", "ST", 4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4,11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5">
            <text:p>"CB", "ST", 4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1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5">
            <text:p>"CB", "ST", 4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1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6">
            <text:p>"CB", "ST", 10, "(N/A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0,11,14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B", "ST", 10, "(N/A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0,11,15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5">
            <text:p>"CB", "ST", 10, "(N/A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,11,14,17,20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5">
            <text:p>"CB", "ST", 10, "(N/A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,11,14,17,19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3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1,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2,16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M", "ST", 1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M", "ST", 2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28">
            <text:p>58,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6">
            <text:p>"CM", "ST", 2, "(1)"</text:p>
          </table:table-cell>
          <table:table-cell office:value-type="string" table:style-name="ce26">
            <text:p>"CS-CM", "Sem(odstęp)", 2, "1", "(1)"</text:p>
          </table:table-cell>
          <table:table-cell office:value-type="string" table:style-name="ce27">
            <text:p>CS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28">
            <text:p>58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3">
          <table:table-cell office:value-type="string" table:style-name="ce25">
            <text:p>"CB-RCB-1", "SBL", 1, "1", "(3)"</text:p>
          </table:table-cell>
          <table:table-cell office:value-type="string" table:style-name="ce25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CB-3", "SBL+Sem(ST)", 2, "3", "(3)"</text:p>
          </table:table-cell>
          <table:table-cell office:value-type="string" table:style-name="ce25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CB-RCB-2", "SBL+PO(Świętochłowice)", 1, "2", "(3)"</text:p>
          </table:table-cell>
          <table:table-cell office:value-type="string" table:style-name="ce25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CB-2", "SBL+PO(Świętochłowice)", 2, "2", "(3)"</text:p>
          </table:table-cell>
          <table:table-cell office:value-type="string" table:style-name="ce25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CB-RCB-3", "SBL+Sem(ST)", 1, "3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06,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06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", "ST", 1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1,164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4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", "ST", 1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1,164,16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", "ST", 2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60,161,164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", "ST", 2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160,16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4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ZZ-1", "SBL", 1, "1", "(4)"</text:p>
          </table:table-cell>
          <table:table-cell office:value-type="string" table:style-name="ce25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ZZ-RCB-4", "SBL+Sem(ST)", 2, "4", "(4)"</text:p>
          </table:table-cell>
          <table:table-cell office:value-type="string" table:style-name="ce25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3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3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3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8,23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18,23,2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23,18,17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1.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4,17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7,48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7,48,4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48,47,46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46,49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1", "SBL", 1, "1", "(5)"</text:p>
          </table:table-cell>
          <table:table-cell office:value-type="string" table:style-name="ce25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5", "SBL+Sem(ST)", 2, "5", "(5)"</text:p>
          </table:table-cell>
          <table:table-cell office:value-type="string" table:style-name="ce25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2", "SBL", 1, "2", "(5)"</text:p>
          </table:table-cell>
          <table:table-cell office:value-type="string" table:style-name="ce25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4", "SBL", 2, "4", "(5)"</text:p>
          </table:table-cell>
          <table:table-cell office:value-type="string" table:style-name="ce25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3", "SBL", 1, "3", "(5)"</text:p>
          </table:table-cell>
          <table:table-cell office:value-type="string" table:style-name="ce25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3", "SBL", 2, "3", "(5)"</text:p>
          </table:table-cell>
          <table:table-cell office:value-type="string" table:style-name="ce25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4", "SBL", 1, "4", "(5)"</text:p>
          </table:table-cell>
          <table:table-cell office:value-type="string" table:style-name="ce25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8</text:p>
          </table:table-cell>
          <table:table-cell office:value-type="string" table:style-name="ce24">
            <text:p>1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2", "SBL", 2, "2", "(5)"</text:p>
          </table:table-cell>
          <table:table-cell office:value-type="string" table:style-name="ce25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8</text:p>
          </table:table-cell>
          <table:table-cell office:value-type="string" table:style-name="ce24">
            <text:p>1.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3,41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53">
            <text:p>Zrobiłem ryczałt 2 minuty na stacje Gliwice, analogicznie jak dla Katowic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31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7,36,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6,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0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9,24,22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7,36,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6,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30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41,29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27,28,32,34,43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3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3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4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4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76,77,84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5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5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6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6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3">
            <text:p>85,87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7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7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8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2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8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2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9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9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11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5">
            <text:p>"GLC", "ST", 11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3">
            <text:p>81,83,86,89,90,9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ugla-Bry-1", "Sem(ST)+SBL", 1, "1", "(2)"</text:p>
          </table:table-cell>
          <table:table-cell office:value-type="string" table:style-name="ce31">
            <text:p>"KO-Bugla-Bry-2", "SBL+Sem(PODG)", 1, "2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X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8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", "PODG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", "PODG", 1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X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-KL-1", "SBL+POGP", 1, "1", "(2)"</text:p>
          </table:table-cell>
          <table:table-cell office:value-type="string" table:style-name="ce31">
            <text:p>"Bry-KL-2", "SBL+Sem(ST)", 1, "2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2.6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L-Bry-2", "SBL+Sem(PODG)", 2, "2", "(2)"</text:p>
          </table:table-cell>
          <table:table-cell office:value-type="string" table:style-name="ce31">
            <text:p>"KL-Bry-1", "SBL", 2, "1"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float" office:value="9.16" table:style-name="ce33">
            <text:p>9,16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9,16,15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3, "(1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9,16,17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16,9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float" office:value="15.8" table:style-name="ce33">
            <text:p>15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35">
            <text:p>"KL", "ST", 1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54,57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1">
            <text:p>"KL", "ST", 1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", "ST", 1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5">
            <text:p>"KL", "ST", 2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55,56,78,79,83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1">
            <text:p>"KL", "ST", 2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55,56,78,79,83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", "ST", 2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5">
            <text:p>"KL", "ST", 3, "(1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42, 43,53,58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1">
            <text:p>"KL", "ST", 3, "(1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2,43,53,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", "ST", 3, "(1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2,43,53,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5">
            <text:p>"KL-MJ-1", "Sem(odstep)+PO(Piotrowice)", 1, "1", "(2)"</text:p>
          </table:table-cell>
          <table:table-cell office:value-type="string" table:style-name="ce35">
            <text:p>"KL-MJ-2", "Sem(odstep)", 1, "2", "(2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N/A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1, "(1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3, "(2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MJ", "ST", 1, "(1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MJ", "ST", 3, "(2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1, "(2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1,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2, "(1)"</text:p>
          </table:table-cell>
          <table:table-cell office:value-type="string" table:style-name="ce36">
            <text:p>Mi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1,1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Mi", "ST", 1, "(2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22,23,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Mi", "ST", 2, "(1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1">
            <text:p>"KL-Mc-1", "SBL+PO(Piotrowice)", 1, "1", "(6)"</text:p>
          </table:table-cell>
          <table:table-cell office:value-type="string" table:style-name="ce31">
            <text:p>"KL-Mc-2", "SBL", 1, "2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5", "SBL+Sem(ST)", 2, "5", "(5)"</text:p>
          </table:table-cell>
          <table:table-cell office:value-type="string" table:style-name="ce31">
            <text:p>"Mc-KL-4", "SBL", 2, "4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2", "SBL", 1, "2", "(6)"</text:p>
          </table:table-cell>
          <table:table-cell office:value-type="string" table:style-name="ce31">
            <text:p>"KL-Mc-3", "SBL", 1, "3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4", "SBL", 2, "4", "(5)"</text:p>
          </table:table-cell>
          <table:table-cell office:value-type="string" table:style-name="ce31">
            <text:p>"Mc-KL-3", "SBL", 2, "3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3", "SBL", 1, "3", "(6)"</text:p>
          </table:table-cell>
          <table:table-cell office:value-type="string" table:style-name="ce31">
            <text:p>"KL-Mc-4", "SBL+PO(Podlesie)", 1, "4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3", "SBL", 2, "3", "(5)"</text:p>
          </table:table-cell>
          <table:table-cell office:value-type="string" table:style-name="ce31">
            <text:p>"Mc-KL-2", "SBL+PO(Podlesie)", 2, "2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4", "SBL+PO(Podlesie)", 1, "4", "(6)"</text:p>
          </table:table-cell>
          <table:table-cell office:value-type="string" table:style-name="ce31">
            <text:p>"KL-Mc-5", "SBL", 1, "5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2", "SBL+PO(Podlesie)", 2, "2", "(5)"</text:p>
          </table:table-cell>
          <table:table-cell office:value-type="string" table:style-name="ce31">
            <text:p>"Mc-KL-1", "SBL", 2, "1", "(5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5", "SBL", 1, "5", "(6)"</text:p>
          </table:table-cell>
          <table:table-cell office:value-type="string" table:style-name="ce31">
            <text:p>"KL-Mc-6", "SBL+Sem(PODG)", 1, "6", "(6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4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4,5,6,8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4,5,6,8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3,5,6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3,5,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3,5,6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", "PODG", 1, "(N/A)"</text:p>
          </table:table-cell>
          <table:table-cell office:value-type="string" table:style-name="ce31">
            <text:p>"Mc-Ty", "Sem(odstep)+Sem(ST)", 1, "1", "(1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", "PODG", 2, "(N/A)"</text:p>
          </table:table-cell>
          <table:table-cell office:value-type="string" table:style-name="ce31">
            <text:p>"Ty-Mc", "Sem(odstep)", 2, "1", "(1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", "PODG", 3, "(N/A)"</text:p>
          </table:table-cell>
          <table:table-cell office:value-type="string" table:style-name="ce31">
            <text:p>"Ty-Mc", "Sem(odstep)+Sem(PODG)", 3, "1", "(1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Mc-Ty", "Sem(odstep)+Sem(ST)", 1, "1", "(1)"</text:p>
          </table:table-cell>
          <table:table-cell office:value-type="string" table:style-name="ce31">
            <text:p>"Ty", "ST", 101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-Mc", "Sem(odstep)", 2, "1", "(1)"</text:p>
          </table:table-cell>
          <table:table-cell office:value-type="string" table:style-name="ce31">
            <text:p>"Ty", "ST", 102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-Mc", "Sem(odstep)+Sem(PODG)", 3, "1", "(1)"</text:p>
          </table:table-cell>
          <table:table-cell office:value-type="string" table:style-name="ce31">
            <text:p>"Ty", "ST", 108, "(N/A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1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1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1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2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2, "(N/A)"</text:p>
          </table:table-cell>
          <table:table-cell office:value-type="string" table:style-name="ce31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4">
            <text:p>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2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2,1,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2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2,1,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8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1,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8, "(N/A)"</text:p>
          </table:table-cell>
          <table:table-cell office:value-type="string" table:style-name="ce31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1,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3">
          <table:table-cell office:value-type="string" table:style-name="ce31">
            <text:p>"Ty", "ST", 108, "(N/A)"</text:p>
          </table:table-cell>
          <table:table-cell office:value-type="string" table:style-name="ce31">
            <text:p>"Ty", "ST", 8, "(1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1,113,117,24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3">
          <table:table-cell office:value-type="string" table:style-name="ce31">
            <text:p>"Ty", "ST", 108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1,112,1,2,3,4,7,11,20,21,22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3">
          <table:table-cell office:value-type="string" table:style-name="ce31">
            <text:p>"Ty", "ST", 108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4">
            <text:p>111,112,1,2,3,4,7,11,20,21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3">
          <table:table-cell office:value-type="string" table:style-name="ce35">
            <text:p>"Ty", "ST", 1, "(2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45,49,53,103</text:p>
          </table:table-cell>
          <table:table-cell table:number-columns-repeated="4" table:style-name="ce36"/>
          <table:table-cell table:number-columns-repeated="16374" table:style-name="ce41"/>
        </table:table-row>
        <table:table-row table:style-name="ro3">
          <table:table-cell office:value-type="string" table:style-name="ce35">
            <text:p>"Ty", "ST", 1, "(2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45,49,50,102,55</text:p>
          </table:table-cell>
          <table:table-cell table:number-columns-repeated="4" table:style-name="ce36"/>
          <table:table-cell table:number-columns-repeated="16374" table:style-name="ce41"/>
        </table:table-row>
        <table:table-row table:style-name="ro3">
          <table:table-cell office:value-type="string" table:style-name="ce42">
            <text:p>"Ty", "ST", 1, "(2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Y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45,49,50,51</text:p>
          </table:table-cell>
          <table:table-cell table:number-columns-repeated="4" table:style-name="ce43"/>
          <table:table-cell table:number-columns-repeated="16374" table:style-name="ce45"/>
        </table:table-row>
        <table:table-row table:style-name="ro3">
          <table:table-cell office:value-type="string" table:style-name="ce42">
            <text:p>"Ty", "ST", 1, "(2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45,46,47,48</text:p>
          </table:table-cell>
          <table:table-cell table:number-columns-repeated="4" table:style-name="ce43"/>
          <table:table-cell table:number-columns-repeated="16374" table:style-name="ce45"/>
        </table:table-row>
        <table:table-row table:style-name="ro3">
          <table:table-cell office:value-type="string" table:style-name="ce35">
            <text:p>"Ty", "ST", 2, "(2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46,50,102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Ty", "ST", 2, "(2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37">
            <text:p>46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42">
            <text:p>"Ty", "ST", 2, "(2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46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42">
            <text:p>"Ty", "ST", 2, "(2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string" table:style-name="ce44">
            <text:p>46,47,48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35">
            <text:p>"Ty", "ST", 8, "(1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31,47,51,54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42">
            <text:p>"Ty", "ST", 8, "(1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31,47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42">
            <text:p>"Ty", "ST", 8, "(1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31,47,48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35">
            <text:p>"Ty", "ST", 7, "(3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40,41,44,45,49,53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Ty", "ST", 7, "(3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40,41,44,45,49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47">
            <text:p>"Ty", "ST", 7, "(3)"</text:p>
          </table:table-cell>
          <table:table-cell office:value-type="string" table:style-name="ce47">
            <text:p>"Ty-ŁŚ", "Sem(odstep)", 1, "1", "(1)"</text:p>
          </table:table-cell>
          <table:table-cell office:value-type="string" table:style-name="ce48">
            <text:p>ŁŚ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string" table:style-name="ce49">
            <text:p>40,42</text:p>
          </table:table-cell>
          <table:table-cell table:number-columns-repeated="4" table:style-name="ce48"/>
          <table:table-cell table:number-columns-repeated="16374" table:style-name="ce50"/>
        </table:table-row>
        <table:table-row table:style-name="ro3">
          <table:table-cell office:value-type="string" table:style-name="ce42">
            <text:p>"Ty", "ST", 7, "(3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40,41,44,45,49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42">
            <text:p>"Ty", "ST", 7, "(3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40,41,44,45,46,47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35">
            <text:p>"Ty", "ST", 9, "(3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37,40,41,44,45,49,53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35">
            <text:p>"Ty", "ST", 9, "(3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37">
            <text:p>37,40,41,44,45,49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3">
          <table:table-cell office:value-type="string" table:style-name="ce47">
            <text:p>"Ty", "ST", 9, "(3)"</text:p>
          </table:table-cell>
          <table:table-cell office:value-type="string" table:style-name="ce47">
            <text:p>"Ty-ŁŚ", "Sem(odstep)", 1, "1", "(1)"</text:p>
          </table:table-cell>
          <table:table-cell office:value-type="string" table:style-name="ce48">
            <text:p>ŁŚ</text:p>
          </table:table-cell>
          <table:table-cell office:value-type="string" table:style-name="ce64">
            <text:p>Y</text:p>
          </table:table-cell>
          <table:table-cell office:value-type="string" table:style-name="ce64">
            <text:p>N</text:p>
          </table:table-cell>
          <table:table-cell office:value-type="string" table:style-name="ce49">
            <text:p>37,40,42</text:p>
          </table:table-cell>
          <table:table-cell table:number-columns-repeated="4" table:style-name="ce48"/>
          <table:table-cell table:number-columns-repeated="16374" table:style-name="ce50"/>
        </table:table-row>
        <table:table-row table:style-name="ro3">
          <table:table-cell office:value-type="string" table:style-name="ce42">
            <text:p>"Ty", "ST", 9, "(3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37,40,41,44,45,49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3">
          <table:table-cell office:value-type="string" table:style-name="ce42">
            <text:p>"Ty", "ST", 9, "(3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N</text:p>
          </table:table-cell>
          <table:table-cell office:value-type="string" table:style-name="ce44">
            <text:p>37,40,41,44,45,46,47</text:p>
          </table:table-cell>
          <table:table-cell table:number-columns-repeated="4" table:style-name="ce43"/>
          <table:table-cell table:number-columns-repeated="16374" table:style-name="ce46"/>
        </table:table-row>
        <table:table-row table:number-rows-repeated="1048215" table:style-name="ro4">
          <table:table-cell table:number-columns-repeated="3"/>
          <table:table-cell table:style-name="ce65"/>
          <table:table-cell table:style-name="ce65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style:vertical-align="automatic" fo:background-color="#92D050"/>
    </style:style>
    <style:style style:name="cf4" style:family="table-cell" style:data-style-name="N0">
      <style:table-cell-properties style:vertical-align="automatic" fo:background-color="#92D050"/>
    </style:style>
    <style:style style:name="cf5" style:family="table-cell" style:data-style-name="N0">
      <style:table-cell-properties style:vertical-align="automatic" fo:background-color="#92D050"/>
    </style:style>
    <style:style style:name="cf6" style:family="table-cell" style:data-style-name="N0">
      <style:table-cell-properties fo:background-color="#92D050"/>
    </style:style>
    <style:style style:name="cf7" style:family="table-cell" style:data-style-name="N0">
      <style:table-cell-properties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8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5-28T13:16:16Z</meta:creation-date>
    <dc:date>2021-09-22T14:54:39Z</dc:date>
    <meta:editing-cycles>57</meta:editing-cycles>
    <meta:editing-duration>PT12760S</meta:editing-duration>
    <meta:user-defined meta:name="ContentTypeId">0x010100CD5458B81A8B2B4B92FF87D810305C72</meta:user-defined>
  </office:meta>
</office:document-meta>
</file>